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1.25mm"/>
    </style:style>
    <style:style style:name="co2" style:family="table-column">
      <style:table-column-properties fo:break-before="auto" style:column-width="129.0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n 500 c 10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number-columns-repeated="4" office:value-type="string" calcext:value-type="string">
            <text:p>Server Software: <text:s text:c="7"/>Apache/2.4.18</text:p>
          </table:table-cell>
        </table:table-row>
        <table:table-row table:style-name="ro1">
          <table:table-cell table:number-columns-repeated="4" office:value-type="string" calcext:value-type="string">
            <text:p>Server Hostname: <text:s text:c="7"/>localhost</text:p>
          </table:table-cell>
        </table:table-row>
        <table:table-row table:style-name="ro1">
          <table:table-cell table:number-columns-repeated="4" office:value-type="string" calcext:value-type="string">
            <text:p>Server Port: <text:s text:c="11"/>8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ocument Path: <text:s text:c="9"/>/rabbitmq_vs_mysql/web/app.php/doctrineMyisam</text:p>
          </table:table-cell>
          <table:table-cell office:value-type="string" calcext:value-type="string">
            <text:p>Document Path: <text:s text:c="9"/>/rabbitmq_vs_mysql/web/app.php/doctrine</text:p>
          </table:table-cell>
          <table:table-cell office:value-type="string" calcext:value-type="string">
            <text:p>Document Path: <text:s text:c="9"/>/rabbitmq_vs_mysql/web/app.php/doctrineTransaction</text:p>
          </table:table-cell>
          <table:table-cell office:value-type="string" calcext:value-type="string">
            <text:p>Document Path: <text:s text:c="9"/>/rabbitmq_vs_mysql/web/app.php/rabbitmq</text:p>
          </table:table-cell>
        </table:table-row>
        <table:table-row table:style-name="ro1">
          <table:table-cell table:number-columns-repeated="4" office:value-type="string" calcext:value-type="string">
            <text:p>Document Length: <text:s text:c="7"/>2 byte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 office:value-type="string" calcext:value-type="string">
            <text:p>Concurrency Level: <text:s text:c="5"/>10</text:p>
          </table:table-cell>
        </table:table-row>
        <table:table-row table:style-name="ro1">
          <table:table-cell office:value-type="string" calcext:value-type="string">
            <text:p>Time taken for tests: <text:s text:c="2"/>4.684 seconds</text:p>
          </table:table-cell>
          <table:table-cell office:value-type="string" calcext:value-type="string">
            <text:p>Time taken for tests: <text:s text:c="2"/>7.988 seconds</text:p>
          </table:table-cell>
          <table:table-cell office:value-type="string" calcext:value-type="string">
            <text:p>Time taken for tests: <text:s text:c="2"/>8.195 seconds</text:p>
          </table:table-cell>
          <table:table-cell office:value-type="string" calcext:value-type="string">
            <text:p>Time taken for tests: <text:s text:c="2"/>8.285 seconds</text:p>
          </table:table-cell>
        </table:table-row>
        <table:table-row table:style-name="ro1">
          <table:table-cell table:number-columns-repeated="4" office:value-type="string" calcext:value-type="string">
            <text:p>Complete requests: <text:s text:c="5"/>500</text:p>
          </table:table-cell>
        </table:table-row>
        <table:table-row table:style-name="ro1">
          <table:table-cell table:number-columns-repeated="4" office:value-type="string" calcext:value-type="string">
            <text:p>Failed requests: <text:s text:c="7"/>0</text:p>
          </table:table-cell>
        </table:table-row>
        <table:table-row table:style-name="ro1">
          <table:table-cell table:number-columns-repeated="4" office:value-type="string" calcext:value-type="string">
            <text:p>Total transferred: <text:s text:c="5"/>116000 bytes</text:p>
          </table:table-cell>
        </table:table-row>
        <table:table-row table:style-name="ro1">
          <table:table-cell table:number-columns-repeated="4" office:value-type="string" calcext:value-type="string">
            <text:p>HTML transferred: <text:s text:c="6"/>1000 bytes</text:p>
          </table:table-cell>
        </table:table-row>
        <table:table-row table:style-name="ro1">
          <table:table-cell table:style-name="ce1" office:value-type="string" calcext:value-type="string">
            <text:p>Requests per second: <text:s text:c="3"/>106.75 [#/sec] (mean)</text:p>
          </table:table-cell>
          <table:table-cell table:style-name="ce1" office:value-type="string" calcext:value-type="string">
            <text:p>Requests per second: <text:s text:c="3"/>62.60 [#/sec] (mean)</text:p>
          </table:table-cell>
          <table:table-cell table:style-name="ce1" office:value-type="string" calcext:value-type="string">
            <text:p>Requests per second: <text:s text:c="3"/>61.02 [#/sec] (mean)</text:p>
          </table:table-cell>
          <table:table-cell table:style-name="ce1" office:value-type="string" calcext:value-type="string">
            <text:p>Requests per second: <text:s text:c="3"/>60.35 [#/sec] (mean)</text:p>
          </table:table-cell>
        </table:table-row>
        <table:table-row table:style-name="ro1">
          <table:table-cell office:value-type="string" calcext:value-type="string">
            <text:p>Time per request: <text:s text:c="6"/>93.676 [ms] (mean)</text:p>
          </table:table-cell>
          <table:table-cell office:value-type="string" calcext:value-type="string">
            <text:p>Time per request: <text:s text:c="6"/>159.753 [ms] (mean)</text:p>
          </table:table-cell>
          <table:table-cell office:value-type="string" calcext:value-type="string">
            <text:p>Time per request: <text:s text:c="6"/>163.890 [ms] (mean)</text:p>
          </table:table-cell>
          <table:table-cell office:value-type="string" calcext:value-type="string">
            <text:p>Time per request: <text:s text:c="6"/>165.696 [ms] (mean)</text:p>
          </table:table-cell>
        </table:table-row>
        <table:table-row table:style-name="ro1">
          <table:table-cell office:value-type="string" calcext:value-type="string">
            <text:p>Time per request: <text:s text:c="6"/>9.368 [ms] (mean, across all concurrent requests)</text:p>
          </table:table-cell>
          <table:table-cell office:value-type="string" calcext:value-type="string">
            <text:p>Time per request: <text:s text:c="6"/>15.975 [ms] (mean, across all concurrent requests)</text:p>
          </table:table-cell>
          <table:table-cell office:value-type="string" calcext:value-type="string">
            <text:p>Time per request: <text:s text:c="6"/>16.389 [ms] (mean, across all concurrent requests)</text:p>
          </table:table-cell>
          <table:table-cell office:value-type="string" calcext:value-type="string">
            <text:p>Time per request: <text:s text:c="6"/>16.570 [ms] (mean, across all concurrent requests)</text:p>
          </table:table-cell>
        </table:table-row>
        <table:table-row table:style-name="ro1">
          <table:table-cell table:style-name="ce1" office:value-type="string" calcext:value-type="string">
            <text:p>Transfer rate: <text:s text:c="9"/>24.19 [Kbytes/sec] received</text:p>
          </table:table-cell>
          <table:table-cell table:style-name="ce1" office:value-type="string" calcext:value-type="string">
            <text:p>Transfer rate: <text:s text:c="9"/>14.18 [Kbytes/sec] received</text:p>
          </table:table-cell>
          <table:table-cell table:style-name="ce1" office:value-type="string" calcext:value-type="string">
            <text:p>Transfer rate: <text:s text:c="9"/>13.82 [Kbytes/sec] received</text:p>
          </table:table-cell>
          <table:table-cell table:style-name="ce1" office:value-type="string" calcext:value-type="string">
            <text:p>Transfer rate: <text:s text:c="9"/>13.67 [Kbytes/sec] received</text:p>
          </table:table-cell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table:number-columns-repeated="4" office:value-type="string" calcext:value-type="string">
            <text:p>Connection Times (ms)</text:p>
          </table:table-cell>
        </table:table-row>
        <table:table-row table:style-name="ro1">
          <table:table-cell table:number-columns-repeated="4" office:value-type="string" calcext:value-type="string">
            <text:p><text:s text:c="14"/>min <text:s/>mean[+/-sd] median <text:s text:c="2"/>max</text:p>
          </table:table-cell>
        </table:table-row>
        <table:table-row table:style-name="ro1">
          <table:table-cell office:value-type="string" calcext:value-type="string">
            <text:p>Connect: <text:s text:c="7"/>0 <text:s text:c="3"/>0 <text:s text:c="2"/>1.3 <text:s text:c="5"/>0 <text:s text:c="5"/>15</text:p>
          </table:table-cell>
          <table:table-cell office:value-type="string" calcext:value-type="string">
            <text:p>Connect: <text:s text:c="7"/>0 <text:s text:c="3"/>0 <text:s text:c="2"/>0.8 <text:s text:c="5"/>0 <text:s text:c="6"/>7</text:p>
          </table:table-cell>
          <table:table-cell office:value-type="string" calcext:value-type="string">
            <text:p>Connect: <text:s text:c="7"/>0 <text:s text:c="3"/>0 <text:s text:c="2"/>1.0 <text:s text:c="5"/>0 <text:s text:c="6"/>8</text:p>
          </table:table-cell>
          <table:table-cell office:value-type="string" calcext:value-type="string">
            <text:p>Connect: <text:s text:c="7"/>0 <text:s text:c="3"/>0 <text:s text:c="2"/>1.5 <text:s text:c="5"/>0 <text:s text:c="5"/>14</text:p>
          </table:table-cell>
        </table:table-row>
        <table:table-row table:style-name="ro1">
          <table:table-cell office:value-type="string" calcext:value-type="string">
            <text:p>Processing: <text:s text:c="3"/>21 <text:s text:c="2"/>93 <text:s/>29.1 <text:s text:c="4"/>90 <text:s text:c="4"/>207</text:p>
          </table:table-cell>
          <table:table-cell office:value-type="string" calcext:value-type="string">
            <text:p>Processing: <text:s text:c="3"/>76 <text:s/>159 <text:s/>49.3 <text:s text:c="3"/>153 <text:s text:c="4"/>350</text:p>
          </table:table-cell>
          <table:table-cell office:value-type="string" calcext:value-type="string">
            <text:p>Processing: <text:s text:c="3"/>69 <text:s/>163 <text:s/>56.4 <text:s text:c="3"/>155 <text:s text:c="4"/>420</text:p>
          </table:table-cell>
          <table:table-cell office:value-type="string" calcext:value-type="string">
            <text:p>Processing: <text:s text:c="3"/>99 <text:s/>164 <text:s/>35.5 <text:s text:c="3"/>160 <text:s text:c="4"/>296</text:p>
          </table:table-cell>
        </table:table-row>
        <table:table-row table:style-name="ro1">
          <table:table-cell office:value-type="string" calcext:value-type="string">
            <text:p>Waiting: <text:s text:c="6"/>21 <text:s text:c="2"/>90 <text:s/>28.9 <text:s text:c="4"/>86 <text:s text:c="4"/>207</text:p>
          </table:table-cell>
          <table:table-cell office:value-type="string" calcext:value-type="string">
            <text:p>Waiting: <text:s text:c="6"/>76 <text:s/>156 <text:s/>48.8 <text:s text:c="3"/>150 <text:s text:c="4"/>346</text:p>
          </table:table-cell>
          <table:table-cell office:value-type="string" calcext:value-type="string">
            <text:p>Waiting: <text:s text:c="6"/>69 <text:s/>160 <text:s/>55.3 <text:s text:c="3"/>152 <text:s text:c="4"/>419</text:p>
          </table:table-cell>
          <table:table-cell office:value-type="string" calcext:value-type="string">
            <text:p>Waiting: <text:s text:c="6"/>99 <text:s/>163 <text:s/>34.4 <text:s text:c="3"/>159 <text:s text:c="4"/>295</text:p>
          </table:table-cell>
        </table:table-row>
        <table:table-row table:style-name="ro1">
          <table:table-cell office:value-type="string" calcext:value-type="string">
            <text:p>Total: <text:s text:c="8"/>21 <text:s text:c="2"/>93 <text:s/>29.2 <text:s text:c="4"/>90 <text:s text:c="4"/>208</text:p>
          </table:table-cell>
          <table:table-cell office:value-type="string" calcext:value-type="string">
            <text:p>Total: <text:s text:c="8"/>76 <text:s/>159 <text:s/>49.6 <text:s text:c="3"/>153 <text:s text:c="4"/>353</text:p>
          </table:table-cell>
          <table:table-cell office:value-type="string" calcext:value-type="string">
            <text:p>Total: <text:s text:c="8"/>70 <text:s/>163 <text:s/>56.6 <text:s text:c="3"/>155 <text:s text:c="4"/>420</text:p>
          </table:table-cell>
          <table:table-cell office:value-type="string" calcext:value-type="string">
            <text:p>Total: <text:s text:c="8"/>99 <text:s/>164 <text:s/>35.6 <text:s text:c="3"/>160 <text:s text:c="4"/>296</text:p>
          </table:table-cell>
        </table:table-row>
      </table:table>
      <table:table table:name="n 500 c 500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4" office:value-type="string" calcext:value-type="string">
            <text:p>Server Software: <text:s text:c="7"/>Apache/2.4.18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Server Hostname: <text:s text:c="7"/>localhost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Server Port: <text:s text:c="11"/>8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ument Path: <text:s text:c="9"/>/rabbitmq_vs_mysql/web/app.php/doctrineMyisam</text:p>
          </table:table-cell>
          <table:table-cell office:value-type="string" calcext:value-type="string">
            <text:p>Document Path: <text:s text:c="9"/>/rabbitmq_vs_mysql/web/app.php/doctrine</text:p>
          </table:table-cell>
          <table:table-cell office:value-type="string" calcext:value-type="string">
            <text:p>Document Path: <text:s text:c="9"/>/rabbitmq_vs_mysql/web/app.php/doctrineTransaction</text:p>
          </table:table-cell>
          <table:table-cell office:value-type="string" calcext:value-type="string">
            <text:p>Document Path: <text:s text:c="9"/>/rabbitmq_vs_mysql/web/app.php/rabbitmq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Document Length: <text:s text:c="7"/>2 byt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Concurrency Level: <text:s text:c="5"/>5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 taken for tests: <text:s text:c="2"/>57.943 seconds</text:p>
          </table:table-cell>
          <table:table-cell office:value-type="string" calcext:value-type="string">
            <text:p>Time taken for tests: <text:s text:c="2"/>55.797 seconds</text:p>
          </table:table-cell>
          <table:table-cell office:value-type="string" calcext:value-type="string">
            <text:p>Time taken for tests: <text:s text:c="2"/>56.384 seconds</text:p>
          </table:table-cell>
          <table:table-cell office:value-type="string" calcext:value-type="string">
            <text:p>Time taken for tests: <text:s text:c="2"/>47.814 seconds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Complete requests: <text:s text:c="5"/>50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Failed requests: <text:s text:c="7"/>128</text:p>
          </table:table-cell>
          <table:table-cell office:value-type="string" calcext:value-type="string">
            <text:p>Failed requests: <text:s text:c="7"/>2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<text:s text:c="3"/>(Connect: 0, Receive: 0, Length: 128, Exceptions: 0)</text:p>
          </table:table-cell>
          <table:table-cell office:value-type="string" calcext:value-type="string">
            <text:p><text:s text:c="3"/>(Connect: 0, Receive: 0, Length: 2, Exceptions: 0)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Total transferred: <text:s text:c="5"/>86304 bytes</text:p>
          </table:table-cell>
          <table:table-cell office:value-type="string" calcext:value-type="string">
            <text:p>Total transferred: <text:s text:c="5"/>115536 bytes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string" calcext:value-type="string">
            <text:p>HTML transferred: <text:s text:c="6"/>744 bytes</text:p>
          </table:table-cell>
          <table:table-cell table:style-name="ce2" office:value-type="string" calcext:value-type="string">
            <text:p>HTML transferred: <text:s text:c="6"/>996 byt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quests per second: <text:s text:c="3"/>8.63 [#/sec] (mean)</text:p>
          </table:table-cell>
          <table:table-cell table:style-name="ce1" office:value-type="string" calcext:value-type="string">
            <text:p>Requests per second: <text:s text:c="3"/>8.96 [#/sec] (mean)</text:p>
          </table:table-cell>
          <table:table-cell table:style-name="ce1" office:value-type="string" calcext:value-type="string">
            <text:p>Requests per second: <text:s text:c="3"/>8.87 [#/sec] (mean)</text:p>
          </table:table-cell>
          <table:table-cell table:style-name="ce1" office:value-type="string" calcext:value-type="string">
            <text:p>Requests per second: <text:s text:c="3"/>10.46 [#/sec] (mea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 per request: <text:s text:c="6"/>57943.296 [ms] (mean)</text:p>
          </table:table-cell>
          <table:table-cell office:value-type="string" calcext:value-type="string">
            <text:p>Time per request: <text:s text:c="6"/>55797.064 [ms] (mean)</text:p>
          </table:table-cell>
          <table:table-cell office:value-type="string" calcext:value-type="string">
            <text:p>Time per request: <text:s text:c="6"/>56384.231 [ms] (mean)</text:p>
          </table:table-cell>
          <table:table-cell office:value-type="string" calcext:value-type="string">
            <text:p>Time per request: <text:s text:c="6"/>47814.187 [ms] (mean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me per request: <text:s text:c="6"/>115.887 [ms] (mean, across all concurrent requests)</text:p>
          </table:table-cell>
          <table:table-cell table:style-name="ce2" office:value-type="string" calcext:value-type="string">
            <text:p>Time per request: <text:s text:c="6"/>111.594 [ms] (mean, across all concurrent requests)</text:p>
          </table:table-cell>
          <table:table-cell table:style-name="ce2" office:value-type="string" calcext:value-type="string">
            <text:p>Time per request: <text:s text:c="6"/>112.768 [ms] (mean, across all concurrent requests)</text:p>
          </table:table-cell>
          <table:table-cell office:value-type="string" calcext:value-type="string">
            <text:p>Time per request: <text:s text:c="6"/>95.628 [ms] (mean, across all concurrent request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fer rate: <text:s text:c="9"/>1.45 [Kbytes/sec] received</text:p>
          </table:table-cell>
          <table:table-cell office:value-type="string" calcext:value-type="string">
            <text:p>Transfer rate: <text:s text:c="9"/>1.51 [Kbytes/sec] received</text:p>
          </table:table-cell>
          <table:table-cell office:value-type="string" calcext:value-type="string">
            <text:p>Transfer rate: <text:s text:c="9"/>1.49 [Kbytes/sec] received</text:p>
          </table:table-cell>
          <table:table-cell table:style-name="ce2" office:value-type="string" calcext:value-type="string">
            <text:p>Transfer rate: <text:s text:c="9"/>2.36 [Kbytes/sec] receive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nnection Times (ms)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Connection Times (ms)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14"/>min <text:s/>mean[+/-sd] median <text:s text:c="2"/>ma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ect: <text:s text:c="7"/>0 <text:s/>304 442.9 <text:s text:c="4"/>30 <text:s text:c="3"/>1007</text:p>
          </table:table-cell>
          <table:table-cell office:value-type="string" calcext:value-type="string">
            <text:p>Connect: <text:s text:c="7"/>0 <text:s/>258 423.6 <text:s text:c="4"/>22 <text:s text:c="3"/>1007</text:p>
          </table:table-cell>
          <table:table-cell office:value-type="string" calcext:value-type="string">
            <text:p>Connect: <text:s text:c="7"/>0 <text:s/>301 438.3 <text:s text:c="4"/>30 <text:s text:c="3"/>1010</text:p>
          </table:table-cell>
          <table:table-cell office:value-type="string" calcext:value-type="string">
            <text:p>Connect: <text:s text:c="7"/>0 <text:s/>279 428.1 <text:s text:c="4"/>29 <text:s text:c="3"/>10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ing: <text:s text:c="2"/>226 14971 22771.2 <text:s text:c="2"/>2114 <text:s text:c="2"/>57910</text:p>
          </table:table-cell>
          <table:table-cell office:value-type="string" calcext:value-type="string">
            <text:p>Processing: <text:s text:c="2"/>652 12405 19337.3 <text:s text:c="2"/>2173 <text:s text:c="2"/>55765</text:p>
          </table:table-cell>
          <table:table-cell office:value-type="string" calcext:value-type="string">
            <text:p>Processing: <text:s text:c="2"/>857 14996 21633.3 <text:s text:c="2"/>2954 <text:s text:c="2"/>56351</text:p>
          </table:table-cell>
          <table:table-cell office:value-type="string" calcext:value-type="string">
            <text:p>Processing: <text:s text:c="2"/>307 14062 19421.7 <text:s text:c="2"/>3373 <text:s text:c="2"/>477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iting: <text:s text:c="7"/>0 1361 1023.3 <text:s text:c="2"/>1574 <text:s text:c="3"/>3209</text:p>
          </table:table-cell>
          <table:table-cell office:value-type="string" calcext:value-type="string">
            <text:p>Waiting: <text:s text:c="7"/>0 1421 904.8 <text:s text:c="2"/>1593 <text:s text:c="3"/>2771</text:p>
          </table:table-cell>
          <table:table-cell office:value-type="string" calcext:value-type="string">
            <text:p>Waiting: <text:s text:c="7"/>0 1846 1263.1 <text:s text:c="2"/>2085 <text:s text:c="3"/>4608</text:p>
          </table:table-cell>
          <table:table-cell office:value-type="string" calcext:value-type="string">
            <text:p>Waiting: <text:s text:c="5"/>306 13940 19435.3 <text:s text:c="2"/>3305 <text:s text:c="2"/>477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: <text:s text:c="7"/>256 15274 22622.9 <text:s text:c="2"/>3086 <text:s text:c="2"/>57932</text:p>
          </table:table-cell>
          <table:table-cell office:value-type="string" calcext:value-type="string">
            <text:p>Total: <text:s text:c="7"/>674 12663 19219.9 <text:s text:c="2"/>2907 <text:s text:c="2"/>55790</text:p>
          </table:table-cell>
          <table:table-cell office:value-type="string" calcext:value-type="string">
            <text:p>Total: <text:s text:c="7"/>887 15296 21486.6 <text:s text:c="2"/>3568 <text:s text:c="2"/>56376</text:p>
          </table:table-cell>
          <table:table-cell office:value-type="string" calcext:value-type="string">
            <text:p>Total: <text:s text:c="7"/>339 14342 19293.4 <text:s text:c="2"/>4297 <text:s text:c="2"/>4781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rrors: apr_pollset_poll: The timeout specified has expired (70007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fter apache restart:</text:p>
          </table:table-cell>
          <table:table-cell table:number-columns-repeated="1023"/>
        </table:table-row>
        <table:table-row table:style-name="ro1">
          <table:table-cell table:number-columns-repeated="4" office:value-type="string" calcext:value-type="string">
            <text:p>Server Software: <text:s text:c="7"/>Apache/2.4.18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Server Hostname: <text:s text:c="7"/>localhost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Server Port: <text:s text:c="11"/>8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ument Path: <text:s text:c="9"/>/rabbitmq_vs_mysql/web/app.php/doctrineMyisam</text:p>
          </table:table-cell>
          <table:table-cell office:value-type="string" calcext:value-type="string">
            <text:p>Document Path: <text:s text:c="9"/>/rabbitmq_vs_mysql/web/app.php/doctrine</text:p>
          </table:table-cell>
          <table:table-cell office:value-type="string" calcext:value-type="string">
            <text:p>Document Path: <text:s text:c="9"/>/rabbitmq_vs_mysql/web/app.php/doctrineTransaction</text:p>
          </table:table-cell>
          <table:table-cell office:value-type="string" calcext:value-type="string">
            <text:p>Document Path: <text:s text:c="9"/>/rabbitmq_vs_mysql/web/app.php/rabbitmq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Document Length: <text:s text:c="7"/>2 byt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Concurrency Level: <text:s text:c="5"/>5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 taken for tests: <text:s text:c="2"/>6.865 seconds</text:p>
          </table:table-cell>
          <table:table-cell office:value-type="string" calcext:value-type="string">
            <text:p>Time taken for tests: <text:s text:c="2"/>13.827 seconds</text:p>
          </table:table-cell>
          <table:table-cell office:value-type="string" calcext:value-type="string">
            <text:p>Time taken for tests: <text:s text:c="2"/>28.013 seconds</text:p>
          </table:table-cell>
          <table:table-cell office:value-type="string" calcext:value-type="string">
            <text:p>Time taken for tests: <text:s text:c="2"/>12.663 seconds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Complete requests: <text:s text:c="5"/>50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ailed requests: <text:s text:c="7"/>0</text:p>
          </table:table-cell>
          <table:table-cell office:value-type="string" calcext:value-type="string">
            <text:p>Failed requests: <text:s text:c="7"/>2</text:p>
          </table:table-cell>
          <table:table-cell office:value-type="string" calcext:value-type="string">
            <text:p>Failed requests: <text:s text:c="7"/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Total transferred: <text:s text:c="5"/>116000 bytes</text:p>
          </table:table-cell>
          <table:table-cell office:value-type="string" calcext:value-type="string">
            <text:p>Total transferred: <text:s text:c="5"/>115536 bytes</text:p>
          </table:table-cell>
          <table:table-cell office:value-type="string" calcext:value-type="string">
            <text:p>Total transferred: <text:s text:c="5"/>116000 bytes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HTML transferred: <text:s text:c="6"/>1000 bytes</text:p>
          </table:table-cell>
          <table:table-cell table:style-name="ce2" office:value-type="string" calcext:value-type="string">
            <text:p>HTML transferred: <text:s text:c="6"/>996 bytes</text:p>
          </table:table-cell>
          <table:table-cell office:value-type="string" calcext:value-type="string">
            <text:p>HTML transferred: <text:s text:c="6"/>1000 byt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quests per second: <text:s text:c="3"/>72.84 [#/sec] (mean)</text:p>
          </table:table-cell>
          <table:table-cell table:style-name="ce1" office:value-type="string" calcext:value-type="string">
            <text:p>Requests per second: <text:s text:c="3"/>36.16 [#/sec] (mean)</text:p>
          </table:table-cell>
          <table:table-cell table:style-name="ce1" office:value-type="string" calcext:value-type="string">
            <text:p>Requests per second: <text:s text:c="3"/>17.85 [#/sec] (mean)</text:p>
          </table:table-cell>
          <table:table-cell table:style-name="ce1" office:value-type="string" calcext:value-type="string">
            <text:p>Requests per second: <text:s text:c="3"/>39.49 [#/sec] (mean)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Time per request: <text:s text:c="6"/>6864.607 [ms] (mean)</text:p>
          </table:table-cell>
          <table:table-cell office:value-type="string" calcext:value-type="string">
            <text:p>Time per request: <text:s text:c="6"/>13826.640 [ms] (mean)</text:p>
          </table:table-cell>
          <table:table-cell office:value-type="string" calcext:value-type="string">
            <text:p>Time per request: <text:s text:c="6"/>28012.990 [ms] (mean)</text:p>
          </table:table-cell>
          <table:table-cell office:value-type="string" calcext:value-type="string">
            <text:p>Time per request: <text:s text:c="6"/>12662.633 [ms] (mea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 per request: <text:s text:c="6"/>13.729 [ms] (mean, across all concurrent requests)</text:p>
          </table:table-cell>
          <table:table-cell office:value-type="string" calcext:value-type="string">
            <text:p>Time per request: <text:s text:c="6"/>27.653 [ms] (mean, across all concurrent requests)</text:p>
          </table:table-cell>
          <table:table-cell office:value-type="string" calcext:value-type="string">
            <text:p>Time per request: <text:s text:c="6"/>56.026 [ms] (mean, across all concurrent requests)</text:p>
          </table:table-cell>
          <table:table-cell office:value-type="string" calcext:value-type="string">
            <text:p>Time per request: <text:s text:c="6"/>25.325 [ms] (mean, across all concurrent request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fer rate: <text:s text:c="9"/>16.50 [Kbytes/sec] received</text:p>
          </table:table-cell>
          <table:table-cell office:value-type="string" calcext:value-type="string">
            <text:p>Transfer rate: <text:s text:c="9"/>8.19 [Kbytes/sec] received</text:p>
          </table:table-cell>
          <table:table-cell office:value-type="string" calcext:value-type="string">
            <text:p>Transfer rate: <text:s text:c="9"/>4.03 [Kbytes/sec] received</text:p>
          </table:table-cell>
          <table:table-cell office:value-type="string" calcext:value-type="string">
            <text:p>Transfer rate: <text:s text:c="9"/>8.95 [Kbytes/sec] receive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Connection Times (ms)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14"/>min <text:s/>mean[+/-sd] median <text:s text:c="2"/>ma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ect: <text:s text:c="7"/>0 <text:s/>423 483.5 <text:s text:c="4"/>27 <text:s text:c="3"/>1009</text:p>
          </table:table-cell>
          <table:table-cell office:value-type="string" calcext:value-type="string">
            <text:p>Connect: <text:s text:c="7"/>0 <text:s/>442 484.3 <text:s text:c="4"/>27 <text:s text:c="3"/>1005</text:p>
          </table:table-cell>
          <table:table-cell office:value-type="string" calcext:value-type="string">
            <text:p>Connect: <text:s text:c="7"/>0 <text:s/>444 486.1 <text:s text:c="4"/>28 <text:s text:c="3"/>1009</text:p>
          </table:table-cell>
          <table:table-cell office:value-type="string" calcext:value-type="string">
            <text:p>Connect: <text:s text:c="7"/>0 <text:s/>311 848.6 <text:s text:c="4"/>24 <text:s text:c="3"/>30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ing: <text:s text:c="2"/>670 2849 1911.0 <text:s text:c="2"/>1968 <text:s text:c="3"/>6837</text:p>
          </table:table-cell>
          <table:table-cell office:value-type="string" calcext:value-type="string">
            <text:p>Processing: <text:s text:c="2"/>479 5443 4752.1 <text:s text:c="2"/>3212 <text:s text:c="2"/>13799</text:p>
          </table:table-cell>
          <table:table-cell office:value-type="string" calcext:value-type="string">
            <text:p>Processing: <text:s text:c="2"/>435 9092 10651.3 <text:s text:c="2"/>3483 <text:s text:c="2"/>27984</text:p>
          </table:table-cell>
          <table:table-cell office:value-type="string" calcext:value-type="string">
            <text:p>Processing: <text:s text:c="2"/>766 4300 3580.3 <text:s text:c="2"/>2509 <text:s text:c="2"/>126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iting: <text:s text:c="5"/>670 2845 1909.2 <text:s text:c="2"/>1968 <text:s text:c="3"/>6837</text:p>
          </table:table-cell>
          <table:table-cell office:value-type="string" calcext:value-type="string">
            <text:p>Waiting: <text:s text:c="5"/>479 5438 4748.1 <text:s text:c="2"/>3204 <text:s text:c="2"/>13799</text:p>
          </table:table-cell>
          <table:table-cell office:value-type="string" calcext:value-type="string">
            <text:p>Waiting: <text:s text:c="5"/>435 8998 10628.4 <text:s text:c="2"/>3453 <text:s text:c="2"/>27984</text:p>
          </table:table-cell>
          <table:table-cell office:value-type="string" calcext:value-type="string">
            <text:p>Waiting: <text:s text:c="5"/>766 4294 3580.6 <text:s text:c="2"/>2507 <text:s text:c="2"/>126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: <text:s text:c="7"/>695 3272 1900.5 <text:s text:c="2"/>2973 <text:s text:c="3"/>6864</text:p>
          </table:table-cell>
          <table:table-cell office:value-type="string" calcext:value-type="string">
            <text:p>Total: <text:s text:c="7"/>508 5884 4602.2 <text:s text:c="2"/>4214 <text:s text:c="2"/>13826</text:p>
          </table:table-cell>
          <table:table-cell office:value-type="string" calcext:value-type="string">
            <text:p>Total: <text:s text:c="7"/>457 9536 10448.4 <text:s text:c="2"/>4490 <text:s text:c="2"/>28013</text:p>
          </table:table-cell>
          <table:table-cell office:value-type="string" calcext:value-type="string">
            <text:p>Total: <text:s text:c="7"/>793 4611 3609.0 <text:s text:c="2"/>2575 <text:s text:c="2"/>1265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::1 - - [17/Sep/2017:20:59:58 +0200] "OPTIONS * HTTP/1.0" 200 126 "-" "Apache/2.4.18 (Ubuntu) (internal dummy connection)"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00.00.0000</text:date>, <text:time style:data-style-name="N2" text:time-value="20:38:47.66519005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2:12:15.063837992</meta:creation-date>
    <dc:date>2017-09-17T21:04:31.883578269</dc:date>
    <meta:editing-duration>PT12M55S</meta:editing-duration>
    <meta:editing-cycles>4</meta:editing-cycles>
    <meta:generator>LibreOffice/5.1.6.2$Linux_x86 LibreOffice_project/10m0$Build-2</meta:generator>
    <meta:document-statistic meta:table-count="2" meta:cell-count="261" meta:object-count="0"/>
  </office:meta>
</office:document-meta>
</file>